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table="urn:oasis:names:tc:opendocument:xmlns:table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manifest="urn:oasis:names:tc:opendocument:xmlns:manifest:1.0" office:version="1.2">
  <office:automatic-styles/>
  <office:body>
    <office:text>
      <text:p text:style-name="BlogTitle">Blog Title Example</text:p>
      <text:p text:style-name="BlogBody">This is a sample paragraph using BlogBody style.</text:p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manifest="urn:oasis:names:tc:opendocument:xmlns:manifest:1.0" office:version="1.2">
  <office:styles>
    <style:style style:name="BlogBody" style:family="paragraph" style:display-name="BlogBody">
      <style:text-properties fo:font-size="12pt" fo:font-family="Open Sans" fo:color="#333333"/>
      <style:paragraph-properties fo:margin-bottom="0.2cm" fo:margin-top="0.2cm"/>
    </style:style>
    <style:style style:name="BlogTitle" style:family="paragraph" style:parent-style-name="Heading 1" style:display-name="BlogTitle">
      <style:text-properties fo:font-size="26pt" fo:font-family="Georgia" fo:color="#1a6fb3" fo:font-weight="bold"/>
      <style:paragraph-properties fo:margin-bottom="0.3cm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table="urn:oasis:names:tc:opendocument:xmlns:table:1.0" office:version="1.2">
  <office:meta>
    <meta:generator>ODFPY/1.4.1</meta:generator>
  </office:meta>
</office:document-meta>
</file>